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/>
      <text:p text:style-name="Standard">// Abstract class Shape</text:p>
      <text:p text:style-name="Standard">abstract class Shape {</text:p>
      <text:p text:style-name="Standard"><text:s text:c="4"/>int a, b;</text:p>
      <text:p text:style-name="Standard"><text:s text:c="4"/>abstract void printArea();</text:p>
      <text:p text:style-name="Standard">}</text:p>
      <text:p text:style-name="Standard"/>
      <text:p text:style-name="Standard">// Rectangle class</text:p>
      <text:p text:style-name="Standard">class Rectangle extends Shape {</text:p>
      <text:p text:style-name="Standard"><text:s text:c="4"/>Rectangle(int x, int y) {</text:p>
      <text:p text:style-name="Standard"><text:s text:c="8"/>a = x;</text:p>
      <text:p text:style-name="Standard"><text:s text:c="8"/>b = y;</text:p>
      <text:p text:style-name="Standard"><text:s text:c="4"/>}</text:p>
      <text:p text:style-name="Standard"><text:s text:c="4"/>void printArea() {</text:p>
      <text:p text:style-name="Standard"><text:s text:c="8"/>System.out.println("AREA OF RECTANGLE: " + (a * b));</text:p>
      <text:p text:style-name="Standard"><text:s text:c="4"/>}</text:p>
      <text:p text:style-name="Standard">}</text:p>
      <text:p text:style-name="Standard"/>
      <text:p text:style-name="Standard">// Triangle class</text:p>
      <text:p text:style-name="Standard">class Triangle extends Shape {</text:p>
      <text:p text:style-name="Standard"><text:s text:c="4"/>Triangle(int x, int y) {</text:p>
      <text:p text:style-name="Standard"><text:s text:c="8"/>a = x;</text:p>
      <text:p text:style-name="Standard"><text:s text:c="8"/>b = y;</text:p>
      <text:p text:style-name="Standard"><text:s text:c="4"/>}</text:p>
      <text:p text:style-name="Standard"><text:s text:c="4"/>void printArea() {</text:p>
      <text:p text:style-name="Standard"><text:s text:c="8"/>System.out.println("AREA OF TRIANGLE: " + (0.5 * a * b));</text:p>
      <text:p text:style-name="Standard"><text:s text:c="4"/>}</text:p>
      <text:p text:style-name="Standard">}</text:p>
      <text:p text:style-name="Standard"/>
      <text:p text:style-name="Standard">// Circle class</text:p>
      <text:p text:style-name="Standard">class Circle extends Shape {</text:p>
      <text:p text:style-name="Standard"><text:s text:c="4"/>Circle(int r) {</text:p>
      <text:p text:style-name="Standard"><text:s text:c="8"/>a = r;</text:p>
      <text:p text:style-name="Standard"><text:s text:c="4"/>}</text:p>
      <text:p text:style-name="Standard"><text:s text:c="4"/>void printArea() {</text:p>
      <text:p text:style-name="Standard"><text:s text:c="8"/>System.out.println("AREA OF CIRCLE: " + (3.14 * a * a));</text:p>
      <text:p text:style-name="Standard"><text:s text:c="4"/>}</text:p>
      <text:p text:style-name="Standard">}</text:p>
      <text:p text:style-name="Standard"/>
      <text:p text:style-name="Standard">// Main class</text:p>
      <text:p text:style-name="Standard">public class ShapeCalc {</text:p>
      <text:p text:style-name="Standard"><text:s text:c="4"/>public static void main(String args[]) {</text:p>
      <text:p text:style-name="Standard"><text:s text:c="8"/>Scanner sc = new Scanner(System.in);</text:p>
      <text:p text:style-name="Standard"><text:s text:c="8"/>Shape s;</text:p>
      <text:p text:style-name="Standard"/>
      <text:p text:style-name="Standard"><text:s text:c="8"/>System.out.println("ENTER LENGTH AND BREADTH:");</text:p>
      <text:p text:style-name="Standard"><text:s text:c="8"/>int l = sc.nextInt();</text:p>
      <text:p text:style-name="Standard"><text:s text:c="8"/>int b = sc.nextInt();</text:p>
      <text:p text:style-name="Standard"><text:s text:c="8"/>s = new Rectangle(l, b);</text:p>
      <text:p text:style-name="Standard"><text:s text:c="8"/>s.printArea();</text:p>
      <text:p text:style-name="Standard"/>
      <text:p text:style-name="Standard"><text:soft-page-break/><text:s text:c="8"/>System.out.println("ENTER BASE AND HEIGHT:");</text:p>
      <text:p text:style-name="Standard"><text:s text:c="8"/>int base = sc.nextInt();</text:p>
      <text:p text:style-name="Standard"><text:s text:c="8"/>int h = sc.nextInt();</text:p>
      <text:p text:style-name="Standard"><text:s text:c="8"/>s = new Triangle(base, h);</text:p>
      <text:p text:style-name="Standard"><text:s text:c="8"/>s.printArea();</text:p>
      <text:p text:style-name="Standard"/>
      <text:p text:style-name="Standard"><text:s text:c="8"/>System.out.println("ENTER RADIUS:");</text:p>
      <text:p text:style-name="Standard"><text:s text:c="8"/>int r = sc.nextInt();</text:p>
      <text:p text:style-name="Standard"><text:s text:c="8"/>s = new Circle(r);</text:p>
      <text:p text:style-name="Standard"><text:s text:c="8"/>s.printArea();</text:p>
      <text:p text:style-name="Standard"/>
      <text:p text:style-name="Standard"><text:s text:c="8"/>sc.close();</text:p>
      <text:p text:style-name="Standard"><text:s text:c="4"/>}</text:p>
      <text:p text:style-name="Standard">}</text:p>
      <text:p text:style-name="Standard"/>
      <text:p text:style-name="Standard">Output:</text:p>
      <text:p text:style-name="Standard">ENTER LENGTH AND BREADTH:</text:p>
      <text:p text:style-name="Standard">10</text:p>
      <text:p text:style-name="Standard">5</text:p>
      <text:p text:style-name="Standard">AREA OF RECTANGLE: 50</text:p>
      <text:p text:style-name="Standard"/>
      <text:p text:style-name="Standard">ENTER BASE AND HEIGHT:</text:p>
      <text:p text:style-name="Standard">6</text:p>
      <text:p text:style-name="Standard">4</text:p>
      <text:p text:style-name="Standard">AREA OF TRIANGLE: 12.0</text:p>
      <text:p text:style-name="Standard"/>
      <text:p text:style-name="Standard">ENTER RADIUS:</text:p>
      <text:p text:style-name="Standard">7</text:p>
      <text:p text:style-name="Standard">AREA OF CIRCLE: 153.8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9:45:26.729202321</meta:creation-date>
    <dc:date>2025-08-25T19:46:12.102097152</dc:date>
    <meta:editing-duration>PT46S</meta:editing-duration>
    <meta:editing-cycles>1</meta:editing-cycles>
    <meta:document-statistic meta:table-count="0" meta:image-count="0" meta:object-count="0" meta:page-count="2" meta:paragraph-count="69" meta:word-count="213" meta:character-count="1444" meta:non-whitespace-character-count="1036"/>
    <meta:generator>LibreOffice/7.3.7.2$Linux_X86_64 LibreOffice_project/30$Build-2</meta:generator>
  </office:meta>
</office:document-meta>
</file>